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387" officeooo:paragraph-rsid="000d6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riel Losekann Paiva Murga Tarefa 2 Seguranca da Informacao</text:p>
      <text:p text:style-name="P1"/>
      <text:p text:style-name="P1"/>
      <text:p text:style-name="P1"/>
      <text:p text:style-name="P1"/>
      <text:p text:style-name="P1">Para realizar essa tarefa utilizei o meu e-mail pessoal então não precisei ativar a verificacao de dois fatores, pois já estava ativada.</text:p>
      <text:p text:style-name="P1">Entao logo criei a minha senha do APP, nomiei, após isso copiei o codigo disponibilizado no canvas, e rodei o codigo, de primeira deu erro pois eu coloquei o nome do arquivo de email.py, pesquisei o erro e descobri que e-mail.py é um modulo interno de Python, então mudei o nome do arquivo e executei o codigo, o emial foi enviado com sucess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2:41:45.472881461</meta:creation-date>
    <dc:date>2025-03-25T12:45:30.551766752</dc:date>
    <meta:editing-duration>PT3M45S</meta:editing-duration>
    <meta:editing-cycles>1</meta:editing-cycles>
    <meta:document-statistic meta:table-count="0" meta:image-count="0" meta:object-count="0" meta:page-count="1" meta:paragraph-count="3" meta:word-count="94" meta:character-count="541" meta:non-whitespace-character-count="449"/>
    <meta:generator>LibreOffice/7.3.7.2$Linux_X86_64 LibreOffice_project/30$Build-2</meta:generator>
  </office:meta>
</office:document-meta>
</file>